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yncTask.handleFile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AbstractSyncTask.handleUpToDateFile( final FileObject srcFile , final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yncTask.setSrcDirIsBase( final boolean srcDirIs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handleMissingSourceFile( final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yncTask.addConfiguredSrc( final SourceInfo src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yncTask.is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handleOutOfDateFile( final FileObject srcFile , final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urceInfo.setFile( final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setSrc( final String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yncTask.setIncludes( final String file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bstractSyncTask.setDestFile( final String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handleFile( final Set destFiles , final FileObject srcFile , final FileObject des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yncTask.handleSingle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SyncTask.setSrcDir( final String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handleFile( final FileObject srcFile , final FileObject des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yncTask.set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logOrDie( final String message ,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yncTask.setDestDir( final String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yncTask.detectMissing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